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• Carga la BD Chollolandia</text:p>
      <text:p text:style-name="Standard">use chollolandia;</text:p>
      <text:p text:style-name="Standard">-- • En todos los ejercicios se debe indicar como se utiliza dicha rutina. En caso de no indicarlo, la puntuación del ejercicio se verá perjudicada</text:p>
      <text:p text:style-name="Standard">-- • TODOS LOS EJERCICIOS PUNTÚAN 1 punto</text:p>
      <text:p text:style-name="Standard">describe clientes;</text:p>
      <text:p text:style-name="Standard">describe productos;</text:p>
      <text:p text:style-name="Standard">describe carrito;</text:p>
      <text:p text:style-name="Standard">describe vendedores;</text:p>
      <text:p text:style-name="Standard"/>
      <text:p text:style-name="Standard"/>
      <text:p text:style-name="Standard"/>
      <text:p text:style-name="Standard">-- 1. Crea un procedimiento llamado: nivel_Cliente. El cual reciba por parámetro el nombre de un cliente y sus apellidos</text:p>
      <text:p text:style-name="Standard">-- y en función del número de pedidos realizados, se guardará en una variable de salida el nivel en el que se encuentra el cliente:</text:p>
      <text:p text:style-name="Standard">-- ◦ Pedidos =0 – AMEBA</text:p>
      <text:p text:style-name="Standard">-- ◦ Pedidos &lt;=2 – CHAMPIÑON</text:p>
      <text:p text:style-name="Standard">-- ◦ Pedidos &lt;=5 – DODO</text:p>
      <text:p text:style-name="Standard">-- ◦ Pedidos &lt;=10 – IGUANODON</text:p>
      <text:p text:style-name="Standard">-- ◦ Pedidos &lt;=15 – CARNOTAURUS</text:p>
      <text:p text:style-name="Standard">-- ◦ Pedidos &gt;=16 –TITANOSAURIO</text:p>
      <text:p text:style-name="Standard">drop procedure nivel_cliente;</text:p>
      <text:p text:style-name="Standard">delimiter $$</text:p>
      <text:p text:style-name="Standard">create procedure nivel_cliente(in inNombre varchar(50), inApellidos varchar(200), out outNivel varchar(20))</text:p>
      <text:p text:style-name="Standard">begin</text:p>
      <text:p text:style-name="Standard"><text:tab/>declare dniClienteAux char (9) default (select dniCliente from clientes where nombre = inNombre and apellidos = inApellidos);</text:p>
      <text:p text:style-name="Standard"><text:tab/>declare numPedidos int default (select count(*) from pedidos where dniCliente = dniClienteAux);</text:p>
      <text:p text:style-name="Standard"><text:s text:c="4"/>if dniClienteAux is null then</text:p>
      <text:p text:style-name="Standard"><text:tab/><text:tab/>signal sqlstate '45000'</text:p>
      <text:p text:style-name="Standard"><text:s text:c="8"/>set message_text = 'El cliente insertado no existe';</text:p>
      <text:p text:style-name="Standard"><text:s text:c="4"/>end if;</text:p>
      <text:p text:style-name="Standard"><text:s text:c="4"/>if numPedidos = 0 then</text:p>
      <text:p text:style-name="Standard"><text:tab/><text:tab/>set outNivel = 'AMEBA';</text:p>
      <text:p text:style-name="Standard"><text:s text:c="4"/>elseif numPedidos &lt;= 2 then</text:p>
      <text:p text:style-name="Standard"><text:tab/><text:tab/>set outNivel = 'CHAMPIÑON';</text:p>
      <text:p text:style-name="Standard"><text:s text:c="4"/>elseif numPedidos &lt;= 5 then</text:p>
      <text:p text:style-name="Standard"><text:tab/><text:tab/>set outNivel = 'DODO';</text:p>
      <text:p text:style-name="Standard"><text:s text:c="4"/>elseif numPedidos &lt;= 10 then</text:p>
      <text:p text:style-name="Standard"><text:tab/><text:tab/>set outNivel = 'IGUANODON';</text:p>
      <text:p text:style-name="Standard"><text:s text:c="4"/>elseif numPedidos &lt;= 15 then</text:p>
      <text:p text:style-name="Standard"><text:tab/><text:tab/>set outNivel = 'CARNOTAURUS';</text:p>
      <text:p text:style-name="Standard"><text:s text:c="4"/>elseif numPedidos &lt;= 16 then</text:p>
      <text:p text:style-name="Standard"><text:tab/><text:tab/>set outNivel = 'TITANOSAURIO';</text:p>
      <text:p text:style-name="Standard"><text:s text:c="4"/>end if;</text:p>
      <text:p text:style-name="Standard">end $$</text:p>
      <text:p text:style-name="Standard">delimiter ;</text:p>
      <text:p text:style-name="Standard"/>
      <text:p text:style-name="Standard">call nivel_cliente('Cayo','Martínez', @nivel1);</text:p>
      <text:p text:style-name="Standard"><text:soft-page-break/>call nivel_cliente('Ca','Martín', @nivel1);</text:p>
      <text:p text:style-name="Standard">select @nivel1;</text:p>
      <text:p text:style-name="Standard"/>
      <text:p text:style-name="Standard">-- 2. Realiza un procedimiento llamado: calcular_total_compra que reciba como parámetro</text:p>
      <text:p text:style-name="Standard">-- de entrada el nombre del cliente y sus apellidos y como salida el importe total de la posible compra. </text:p>
      <text:p text:style-name="Standard">-- NOTAS: </text:p>
      <text:p text:style-name="Standard">-- • Hay que añadir el IGIC (7%)</text:p>
      <text:p text:style-name="Standard">-- • NO EXISTE UNA TABLA COMPRAS</text:p>
      <text:p text:style-name="Standard">-- usa handler</text:p>
      <text:p text:style-name="Standard">-- multiplicar</text:p>
      <text:p text:style-name="Standard"/>
      <text:p text:style-name="Standard">drop procedure calcular_total_compra;</text:p>
      <text:p text:style-name="Standard">delimiter $$</text:p>
      <text:p text:style-name="Standard">create procedure calcular_total_compra(in inNombre varchar(50), inApellidos varchar(200), out outImporte int)</text:p>
      <text:p text:style-name="Standard">begin</text:p>
      <text:p text:style-name="Standard"><text:tab/>declare dniClienteAux char (9) default (select dniCliente from clientes where nombre = inNombre and apellidos = inApellidos);</text:p>
      <text:p text:style-name="Standard"><text:s text:c="4"/>if dniClienteAux is null then</text:p>
      <text:p text:style-name="Standard"><text:tab/><text:tab/>signal sqlstate '45000'</text:p>
      <text:p text:style-name="Standard"><text:s text:c="8"/>set message_text = 'El cliente insertado no existe';</text:p>
      <text:p text:style-name="Standard"><text:s text:c="4"/>end if;</text:p>
      <text:p text:style-name="Standard"/>
      <text:p text:style-name="Standard"><text:s text:c="3"/>drop temporary table if exists compra_tot; </text:p>
      <text:p text:style-name="Standard"><text:s text:c="3"/>create temporary table if not exists compra_tot <text:s/></text:p>
      <text:p text:style-name="Standard"><text:s text:c="4"/>select carrito.dniCliente, carrito.id_producto, carrito.cantidadProducto, productos.precio, (carrito.cantidadProducto * productos.precio) as 'coste_total'</text:p>
      <text:p text:style-name="Standard"><text:tab/><text:tab/>from carrito join productos on carrito.id_producto = productos.id_producto where carrito.dniCliente = dniClienteAux;</text:p>
      <text:p text:style-name="Standard"><text:s text:c="4"/>set outImporte = ((select sum(coste_total) from compra_tot) * 1.07); </text:p>
      <text:p text:style-name="Standard">end $$</text:p>
      <text:p text:style-name="Standard">delimiter ;</text:p>
      <text:p text:style-name="Standard">select * from compra_tot;</text:p>
      <text:p text:style-name="Standard">call calcular_total_compra('Abundio','García', @total1);</text:p>
      <text:p text:style-name="Standard">call calcular_total_compra('Cayo','Martínez', @total1);</text:p>
      <text:p text:style-name="Standard">call calcular_total_compra('Petra','Blanco', @total1);</text:p>
      <text:p text:style-name="Standard">call calcular_total_compra('Narciso','Navarro', @total1);</text:p>
      <text:p text:style-name="Standard">select @total1;</text:p>
      <text:p text:style-name="Standard"/>
      <text:p text:style-name="Standard"/>
      <text:p text:style-name="Standard">-- 3. Crea un procedimiento almacenado llamado: actualizacion_carrito, que reciba por parámetro el nombre de un producto y</text:p>
      <text:p text:style-name="Standard">-- el nombre de un cliente y la cantidad que desea comprar. Posteriormente, realice los siguientes pasos:</text:p>
      <text:p text:style-name="Standard">-- • Inicie una transacción</text:p>
      <text:p text:style-name="Standard">-- • Compruebe el stock del producto. Si no es suficiente se cancelará la compra, en caso de haber suficiente stock, se decrementará.</text:p>
      <text:p text:style-name="Standard">-- • Añade el producto al carrito del cliente</text:p>
      <text:p text:style-name="Standard">-- • En el caso que se pueda producir un error tratarlo, en caso contrario, confirmar la transacción.</text:p>
      <text:p text:style-name="Standard">drop procedure actualizacion_carrito;</text:p>
      <text:p text:style-name="Standard">delimiter $$</text:p>
      <text:p text:style-name="Standard"><text:soft-page-break/>create procedure actualizacion_carrito(in inNombrePro varchar(150), inNombreCli varchar(50), inCantidad int)</text:p>
      <text:p text:style-name="Standard">begin</text:p>
      <text:p text:style-name="Standard"><text:tab/>declare enStock int default (select stock from productos where nombre = inNombrePro);</text:p>
      <text:p text:style-name="Standard"><text:tab/>declare dniClienteAux char (9) default (select dniCliente from clientes where nombre = inNombreCli);</text:p>
      <text:p text:style-name="Standard"><text:s text:c="4"/>declare codProductoAux int default (select id_producto from productos where nombre = inNombrePro);</text:p>
      <text:p text:style-name="Standard"><text:s text:c="4"/>declare stockRestar int default (0);</text:p>
      <text:p text:style-name="Standard"><text:s text:c="4"/>if (dniClienteAux is null) then</text:p>
      <text:p text:style-name="Standard"><text:tab/><text:tab/>signal sqlstate '45000'</text:p>
      <text:p text:style-name="Standard"><text:s text:c="8"/>set message_text = 'El cliente insertado no existe';</text:p>
      <text:p text:style-name="Standard"><text:tab/> <text:s text:c="3"/>end if;</text:p>
      <text:p text:style-name="Standard"><text:tab/>if (codProductoAux is null) then</text:p>
      <text:p text:style-name="Standard"><text:tab/><text:tab/>signal sqlstate '45000'</text:p>
      <text:p text:style-name="Standard"><text:s text:c="8"/>set message_text = 'El producto insertado no existe';</text:p>
      <text:p text:style-name="Standard"><text:s text:c="4"/>end if;</text:p>
      <text:p text:style-name="Standard"><text:tab/>start transaction;</text:p>
      <text:p text:style-name="Standard"><text:tab/><text:tab/> if (enStock &lt; inCantidad) then</text:p>
      <text:p text:style-name="Standard"><text:tab/><text:tab/><text:tab/>signal sqlstate '45000'</text:p>
      <text:p text:style-name="Standard"><text:s text:c="12"/>set message_text = 'No se dispone de esa cantidad para ese producto en el stock';</text:p>
      <text:p text:style-name="Standard"><text:tab/><text:tab/>end if;</text:p>
      <text:p text:style-name="Standard"><text:s text:c="8"/>set stockRestar = enStock - inCantidad;</text:p>
      <text:p text:style-name="Standard"><text:s text:c="8"/>update productos set stock = stockRestar where nombre = inNombrePro;</text:p>
      <text:p text:style-name="Standard"><text:s text:c="8"/>update carrito set cantidadProducto = inCantidad where dniCLiente = dniClienteAux and id_producto = codProductoAux;</text:p>
      <text:p text:style-name="Standard"><text:s text:c="8"/>commit;</text:p>
      <text:p text:style-name="Standard">end $$</text:p>
      <text:p text:style-name="Standard">delimiter ;</text:p>
      <text:p text:style-name="Standard"/>
      <text:p text:style-name="Standard">call actualizacion_carrito('Honda Shadow VT750C','Abundio',1);</text:p>
      <text:p text:style-name="Standard">call actualizacion_carrito('Nike Air Force','Abundio',1);</text:p>
      <text:p text:style-name="Standard"/>
      <text:p text:style-name="Standard">-- 4. Crea un procedimiento crear_pedido que reciba por parámetro el dni del cliente.</text:p>
      <text:p text:style-name="Standard">-- Posteriormente, realizará el pedido y lo establecerá con el estado: ‘En tránsito’. La fecha tomará el valor actual </text:p>
      <text:p text:style-name="Standard">-- NOTAS: </text:p>
      <text:p text:style-name="Standard">-- • La función debe funcionar para cualquier día del año y para cualquier año.</text:p>
      <text:p text:style-name="Standard">-- • El total se calculará en función de la cantidadProducto establecida en carrito y el precio de dichos productos. El ejercicio 2 te puede ayudar.</text:p>
      <text:p text:style-name="Standard">-- • Si se produce algún error se debe manejar. Ante el error, no se realizará el pedido.</text:p>
      <text:p text:style-name="Standard">drop procedure crear_pedido;</text:p>
      <text:p text:style-name="Standard">delimiter $$</text:p>
      <text:p text:style-name="Standard">create procedure crear_pedido(in inDniCli char(9))</text:p>
      <text:p text:style-name="Standard">begin</text:p>
      <text:p text:style-name="Standard"><text:tab/>declare totalPedido int;</text:p>
      <text:p text:style-name="Standard"><text:tab/></text:p>
      <text:p text:style-name="Standard"><text:tab/>drop temporary table if exists compra_tot; </text:p>
      <text:p text:style-name="Standard"><text:tab/>create temporary table if not exists compra_tot <text:s/></text:p>
      <text:p text:style-name="Standard"><text:tab/>select carrito.dniCliente, carrito.id_producto, carrito.cantidadProducto, productos.precio, (carrito.cantidadProducto * productos.precio) as 'coste_total'</text:p>
      <text:p text:style-name="Standard"><text:soft-page-break/><text:tab/><text:tab/>from carrito join productos on carrito.id_producto = productos.id_producto where carrito.dniCliente = inDniCli;</text:p>
      <text:p text:style-name="Standard"><text:tab/>set totalPedido = ((select sum(coste_total) from compra_tot) * 1.07);</text:p>
      <text:p text:style-name="Standard"><text:tab/>insert into pedidos values(default, totalPedido,curdate(), 'En transito');</text:p>
      <text:p text:style-name="Standard">end $$</text:p>
      <text:p text:style-name="Standard">delimiter ;</text:p>
      <text:p text:style-name="Standard">call crear_pedido('00000000A');</text:p>
      <text:p text:style-name="Standard"/>
      <text:p text:style-name="Standard">-- 5. Realiza una función llamada misProductos que reciba como parámetro el nombre de un vendedor y muestre los productos que tiene a la venta en formato JSON.</text:p>
      <text:p text:style-name="Standard">drop function misProductos;</text:p>
      <text:p text:style-name="Standard">delimiter $$</text:p>
      <text:p text:style-name="Standard">create function misProductos(inNombreVendedor varchar(150)) returns json deterministic</text:p>
      <text:p text:style-name="Standard">begin</text:p>
      <text:p text:style-name="Standard">return (select json_arrayagg(json_object('Nombre', productos.nombre, 'descripcion', descripcion)) </text:p>
      <text:p text:style-name="Standard"><text:tab/><text:tab/>from productos join vendedores on productos.id_vendedor = vendedores.id_vendedor where vendedores.id_vendedor = </text:p>
      <text:p text:style-name="Standard"><text:s text:c="8"/>(select id_vendedor from vendedores where nombre = inNombreVendedor));</text:p>
      <text:p text:style-name="Standard">end $$</text:p>
      <text:p text:style-name="Standard">delimiter ;</text:p>
      <text:p text:style-name="Standard"/>
      <text:p text:style-name="Standard">select misProductos('Gloria Sánchez');</text:p>
      <text:p text:style-name="Standard"/>
      <text:p text:style-name="Standard"/>
      <text:p text:style-name="Standard">-- 6. Realiza una función llamada anios_vendiendo que permita calcular los años que lleva un vendedor dado de alta en la aplicación.</text:p>
      <text:p text:style-name="Standard">-- Se facilitará el id del vendedor. Utiliza dicha función para mostrar el nombre de todos los vendedores y los años que llevan trabajando.</text:p>
      <text:p text:style-name="Standard">drop function anios_vendiendo;</text:p>
      <text:p text:style-name="Standard">delimiter $$</text:p>
      <text:p text:style-name="Standard">create function anios_vendiendo(inIdVendedor varchar(150)) returns int deterministic</text:p>
      <text:p text:style-name="Standard">begin</text:p>
      <text:p text:style-name="Standard"><text:tab/>declare fechaAux int default (select year(fecha_alta) from vendedores where id_vendedor = inIdVendedor);</text:p>
      <text:p text:style-name="Standard"><text:tab/>declare fechaAux2 int default (year(curdate()));</text:p>
      <text:p text:style-name="Standard"><text:tab/>return fechaAux2 - fechaAux;</text:p>
      <text:p text:style-name="Standard"/>
      <text:p text:style-name="Standard">end $$</text:p>
      <text:p text:style-name="Standard">delimiter ;</text:p>
      <text:p text:style-name="Standard">select anios_vendiendo(1);</text:p>
      <text:p text:style-name="Standard">select anios_vendiendo(id_vendedor) from vendedores;</text:p>
      <text:p text:style-name="Standard">-- 7. Realiza una función llamada isPerfect que reciba un número entero y devuelva y devuelva 1 si es perfecto o 0 si no lo es.</text:p>
      <text:p text:style-name="Standard"/>
      <text:p text:style-name="Standard">drop function isPerfect;</text:p>
      <text:p text:style-name="Standard">delimiter $$</text:p>
      <text:p text:style-name="Standard">create function isPerfect(inNumero int) returns int deterministic</text:p>
      <text:p text:style-name="Standard">begin</text:p>
      <text:p text:style-name="Standard"><text:tab/>declare numAux int default inNumero;</text:p>
      <text:p text:style-name="Standard"><text:s text:c="4"/>declare sumaAux int default 0;</text:p>
      <text:p text:style-name="Standard"><text:tab/>if inNumero &lt;= 0 then</text:p>
      <text:p text:style-name="Standard"><text:tab/><text:tab/>signal sqlstate '45000'</text:p>
      <text:p text:style-name="Standard"><text:soft-page-break/><text:s text:c="8"/>set message_text = 'EL numero debe ser mayor a 0';</text:p>
      <text:p text:style-name="Standard"><text:s text:c="4"/>end if;</text:p>
      <text:p text:style-name="Standard"><text:tab/>while numAux &gt; 0 do</text:p>
      <text:p text:style-name="Standard"><text:tab/><text:tab/>set numAux = numAux - 1;</text:p>
      <text:p text:style-name="Standard"><text:s text:c="8"/>if inNumero%numAux = 0 then</text:p>
      <text:p text:style-name="Standard"><text:tab/><text:tab/><text:tab/>set sumaAux = sumaAux + numAux;</text:p>
      <text:p text:style-name="Standard"><text:tab/><text:tab/>end if;</text:p>
      <text:p text:style-name="Standard"><text:s text:c="4"/>end while;</text:p>
      <text:p text:style-name="Standard"><text:tab/>if sumaAux = inNumero then</text:p>
      <text:p text:style-name="Standard"><text:tab/><text:tab/>return 1;</text:p>
      <text:p text:style-name="Standard"><text:tab/>else</text:p>
      <text:p text:style-name="Standard"><text:tab/><text:tab/>return 0;</text:p>
      <text:p text:style-name="Standard"><text:tab/>end if;</text:p>
      <text:p text:style-name="Standard">end $$</text:p>
      <text:p text:style-name="Standard">delimiter ;</text:p>
      <text:p text:style-name="Standard"/>
      <text:p text:style-name="Standard">select isPerfect(-1);</text:p>
      <text:p text:style-name="Standard">select isPerfect(6);</text:p>
      <text:p text:style-name="Standard">-- EXPLICACIÓN DE UN NÚMERO PERFECTO:</text:p>
      <text:p text:style-name="Standard">-- • Un número perfecto es un número entero positivo que es igual a la suma de sus divisores propios positivos (excluyendo él mismo).</text:p>
      <text:p text:style-name="Standard">-- ◦ Un divisor de un número entero es otro número entero que puede dividir al número original exactamente, es decir, sin resto.</text:p>
      <text:p text:style-name="Standard">-- • Por ejemplo, 28 es perfecto (la función debería retornar 1), ya que sus divisores son 1,2,4,7 y 14 y su suma es igual a 28.</text:p>
      <text:p text:style-name="Standard">-- • Si la función recibe un 0 o un número negativo devolverá 0.</text:p>
      <text:p text:style-name="Standard">-- • Si la función recibe un 12 devolverá 0, ya que no es perfecto.</text:p>
      <text:p text:style-name="Standard">-- • Te facilito un listado de números perfectos para realizar pruebas. NO PUEDES UTILIZAR ESTE LISTADO PARA COMPROBAR DIRECTAMENTE EL NÚMERO: </text:p>
      <text:p text:style-name="Standard">-- <text:s text:c="2"/>◦ 6 (1 + 2 + 3)</text:p>
      <text:p text:style-name="Standard">-- <text:s text:c="2"/>◦ 28 (1 + 2 + 4 + 7 + 14)</text:p>
      <text:p text:style-name="Standard">-- <text:s text:c="2"/>◦ 496 (1 + 2 + 4 + 8 + 16 + 31 + 62 + 124 + 248)</text:p>
      <text:p text:style-name="Standard">-- <text:s text:c="2"/>◦ 8128 (1 + 2 + 4 + 8 + 16 + 32 + 64 + 127 + 254 + 508 + 1016 + 2032 + 4064)</text:p>
      <text:p text:style-name="Standard">-- <text:s text:c="2"/>◦ 130816 (1 + 2 + 4 + 8 + 16 + 32 + 64 + 128 + 256 + 512 + 1024 + 2048 + 4096 + 8192 + 16384 + 32768 + 65536 + 131072 + 262144 + 524288)</text:p>
      <text:p text:style-name="Standard"/>
      <text:p text:style-name="Standard"/>
      <text:p text:style-name="Standard"/>
      <text:p text:style-name="Standard">-- 8. Crea un trigger que compruebe cuando se modifica el stock de un producto.</text:p>
      <text:p text:style-name="Standard">-- Se deberá comprobar si es mayor o igual a 0. Si se intenta establecer otro valor, se pondrá su valor a 0.</text:p>
      <text:p text:style-name="Standard"/>
      <text:p text:style-name="Standard">drop trigger producto_BU_trigger;</text:p>
      <text:p text:style-name="Standard">delimiter $$</text:p>
      <text:p text:style-name="Standard">create trigger producto_BU_trigger before update</text:p>
      <text:p text:style-name="Standard"><text:tab/>on productos for each row</text:p>
      <text:p text:style-name="Standard">begin</text:p>
      <text:p text:style-name="Standard"><text:tab/>if new.stock &lt; 0 then</text:p>
      <text:p text:style-name="Standard"><text:tab/><text:tab/>set new.stock = 0;</text:p>
      <text:p text:style-name="Standard"><text:tab/>end if;</text:p>
      <text:p text:style-name="Standard">end $$</text:p>
      <text:p text:style-name="Standard">delimiter ;</text:p>
      <text:p text:style-name="Standard"><text:soft-page-break/></text:p>
      <text:p text:style-name="Standard">-- 9. Añade a la tabla clientes un campo llamado nombreUsuario tipo varchar(25).</text:p>
      <text:p text:style-name="Standard">-- Posteriormente, realiza un trigger que genere el nombre de usuario de un cliente, cada vez que se registre. </text:p>
      <text:p text:style-name="Standard">-- El nombre de usuario estará compuesto por:</text:p>
      <text:p text:style-name="Standard">-- • Las dos primeras letras de su nombre (en minúscula)</text:p>
      <text:p text:style-name="Standard">-- • La primera letra de su apellido (en mayúscula)</text:p>
      <text:p text:style-name="Standard">-- • La letra de su DNI (en mayúscula)</text:p>
      <text:p text:style-name="Standard">-- • Su fecha de nacimiento</text:p>
      <text:p text:style-name="Standard">-- (Si no introduce la fecha de nacimiento se deberá mostrar un mensaje de error, impidiendo que se inserte dicho cliente).</text:p>
      <text:p text:style-name="Standard"/>
      <text:p text:style-name="Standard"/>
      <text:p text:style-name="Standard"/>
      <text:p text:style-name="Standard">alter table clientes add nombreUsuario varchar(50);</text:p>
      <text:p text:style-name="Standard">drop trigger clientes_BI_trigger;</text:p>
      <text:p text:style-name="Standard">delimiter $$</text:p>
      <text:p text:style-name="Standard">create trigger clientes_BI_trigger before INSERT</text:p>
      <text:p text:style-name="Standard"><text:tab/>on clientes for each row</text:p>
      <text:p text:style-name="Standard">begin</text:p>
      <text:p text:style-name="Standard">-- <text:tab/>declare exit handler for 1136</text:p>
      <text:p text:style-name="Standard"><text:tab/>declare nomAux char(3) default lower((select substring(new.nombre,1,2)));</text:p>
      <text:p text:style-name="Standard"><text:tab/>declare apeAux char(1) default upper((select substring(new.apellidos,1,1) ));</text:p>
      <text:p text:style-name="Standard"><text:tab/>declare dniAux char(1) default upper((select substring(new.dniCLiente,9,9) ));</text:p>
      <text:p text:style-name="Standard"><text:tab/>declare fechaAux varchar(10) default (select new.fecha_nacimiento);</text:p>
      <text:p text:style-name="Standard"><text:s text:c="4"/></text:p>
      <text:p text:style-name="Standard"><text:s text:c="4"/>if new.fecha_nacimiento is null then </text:p>
      <text:p text:style-name="Standard"><text:tab/><text:tab/>signal sqlstate '45000'</text:p>
      <text:p text:style-name="Standard"><text:s text:c="8"/>set message_text = 'Debe introducir fecha de nacimiento';</text:p>
      <text:p text:style-name="Standard"><text:s text:c="4"/>end if;</text:p>
      <text:p text:style-name="Standard"><text:s text:c="4"/>set new.nombreUsuario = concat(nomAux,apeAux,dniAux,fechaAux);</text:p>
      <text:p text:style-name="Standard">end $$</text:p>
      <text:p text:style-name="Standard">delimiter ;</text:p>
      <text:p text:style-name="Standard"/>
      <text:p text:style-name="Standard">insert into clientes (dniCliente, nombre, apellidos, email, passwd, direccion, fecha_nacimiento) </text:p>
      <text:p text:style-name="Standard"><text:tab/>values('12345678M', 'Josef', 'Joestar', 'josito4@hot', 'passwo', 'Callejon', '1960-01-01');</text:p>
      <text:p text:style-name="Standard">insert into clientes (dniCliente, nombre, apellidos, email, passwd, direccion, fecha_nacimiento) </text:p>
      <text:p text:style-name="Standard"><text:tab/>values('11223344d', 'KENY', 'ARTON', 'KENCHAN3@hot', 'passwoRR', 'Callejon', '1960-01-01');</text:p>
      <text:p text:style-name="Standard"/>
      <text:p text:style-name="Standard">-- 10. Realiza un trigger para que cada vez que se genere un pedido (nuevo). Se realice un descuento al pedido en función del nivel del usuario (ejercicio 2).</text:p>
      <text:p text:style-name="Standard">-- Los descuentos serán: </text:p>
      <text:p text:style-name="Standard">-- <text:s text:c="2"/>◦ AMEBA -&gt; 5% menos</text:p>
      <text:p text:style-name="Standard">-- <text:s text:c="2"/>◦ CHAMPIÑON -&gt; 10% menos</text:p>
      <text:p text:style-name="Standard">-- <text:s text:c="2"/>◦ DODO -&gt; 12% menos</text:p>
      <text:p text:style-name="Standard">-- <text:s text:c="2"/>◦ IGUANODON-&gt; 20% menos</text:p>
      <text:p text:style-name="Standard">-- <text:s text:c="2"/>◦ CARNOTAURUS -&gt; 30% menos</text:p>
      <text:p text:style-name="Standard">-- <text:s text:c="2"/>◦ TITANOSAURIO -&gt; 70% men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18:36:07.295000000</meta:creation-date>
    <dc:date>2024-05-20T18:42:41.597000000</dc:date>
    <meta:editing-duration>PT14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6" meta:paragraph-count="242" meta:word-count="1711" meta:character-count="11611" meta:non-whitespace-character-count="9794"/>
  </office:meta>
</office:document-meta>
</file>